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6835" officeooo:paragraph-rsid="001c44e8"/>
    </style:style>
    <style:style style:name="P2" style:family="paragraph" style:parent-style-name="Standard">
      <style:text-properties officeooo:rsid="001d6835" officeooo:paragraph-rsid="001d6835"/>
    </style:style>
    <style:style style:name="P3" style:family="paragraph" style:parent-style-name="Standard">
      <style:text-properties officeooo:rsid="001e3edc" officeooo:paragraph-rsid="001e3edc"/>
    </style:style>
    <style:style style:name="P4" style:family="paragraph" style:parent-style-name="Standard">
      <style:text-properties officeooo:rsid="001daf82" officeooo:paragraph-rsid="001daf82"/>
    </style:style>
    <style:style style:name="P5" style:family="paragraph" style:parent-style-name="Standard">
      <style:text-properties officeooo:rsid="00459d98" officeooo:paragraph-rsid="00459d98"/>
    </style:style>
    <style:style style:name="P6" style:family="paragraph" style:parent-style-name="Standard">
      <style:text-properties officeooo:rsid="0041de44" officeooo:paragraph-rsid="0041de44"/>
    </style:style>
    <style:style style:name="P7" style:family="paragraph" style:parent-style-name="Standard">
      <style:text-properties officeooo:rsid="002f4c77" officeooo:paragraph-rsid="002f4c77"/>
    </style:style>
    <style:style style:name="P8" style:family="paragraph" style:parent-style-name="Standard">
      <style:text-properties officeooo:rsid="004c6fd8" officeooo:paragraph-rsid="004c6fd8"/>
    </style:style>
    <style:style style:name="P9" style:family="paragraph" style:parent-style-name="Standard">
      <style:text-properties officeooo:rsid="00286158" officeooo:paragraph-rsid="001baac4"/>
    </style:style>
    <style:style style:name="P10" style:family="paragraph" style:parent-style-name="Standard" style:list-style-name="L1">
      <style:text-properties officeooo:rsid="004600c9" officeooo:paragraph-rsid="004600c9"/>
    </style:style>
    <style:style style:name="P11" style:family="paragraph" style:parent-style-name="Standard" style:list-style-name="L1">
      <style:text-properties officeooo:rsid="00459d98" officeooo:paragraph-rsid="00459d98"/>
    </style:style>
    <style:style style:name="P12" style:family="paragraph" style:parent-style-name="Standard" style:list-style-name="L2">
      <style:text-properties officeooo:rsid="00459d98" officeooo:paragraph-rsid="00475a24"/>
    </style:style>
    <style:style style:name="P13" style:family="paragraph" style:parent-style-name="Standard" style:list-style-name="L3">
      <style:text-properties officeooo:rsid="001f2a52" officeooo:paragraph-rsid="001f2a52"/>
    </style:style>
    <style:style style:name="P14" style:family="paragraph" style:parent-style-name="Standard" style:list-style-name="L4">
      <style:text-properties officeooo:rsid="001f2a52" officeooo:paragraph-rsid="001f2a52"/>
    </style:style>
    <style:style style:name="P15" style:family="paragraph" style:parent-style-name="Standard" style:list-style-name="L4"/>
    <style:style style:name="P16" style:family="paragraph" style:parent-style-name="Standard" style:list-style-name="L4">
      <style:text-properties officeooo:rsid="00219aec" officeooo:paragraph-rsid="00219aec"/>
    </style:style>
    <style:style style:name="P17" style:family="paragraph" style:parent-style-name="Standard" style:list-style-name="L4">
      <style:text-properties officeooo:rsid="0020c923" officeooo:paragraph-rsid="0020c923"/>
    </style:style>
    <style:style style:name="P18" style:family="paragraph" style:parent-style-name="Standard" style:list-style-name="L4">
      <style:text-properties officeooo:rsid="0020aad0" officeooo:paragraph-rsid="0020aad0"/>
    </style:style>
    <style:style style:name="P19" style:family="paragraph" style:parent-style-name="Standard" style:list-style-name="L4">
      <style:text-properties officeooo:rsid="00323d7c" officeooo:paragraph-rsid="00323d7c"/>
    </style:style>
    <style:style style:name="P20" style:family="paragraph" style:parent-style-name="Standard" style:list-style-name="L4">
      <style:text-properties officeooo:rsid="0033d1ad" officeooo:paragraph-rsid="0033d1ad"/>
    </style:style>
    <style:style style:name="P21" style:family="paragraph" style:parent-style-name="Standard" style:list-style-name="L5">
      <style:text-properties officeooo:rsid="0041de44" officeooo:paragraph-rsid="0041de44"/>
    </style:style>
    <style:style style:name="P22" style:family="paragraph" style:parent-style-name="Standard" style:list-style-name="L6">
      <style:text-properties officeooo:rsid="001e3edc" officeooo:paragraph-rsid="001e3edc"/>
    </style:style>
    <style:style style:name="P23" style:family="paragraph" style:parent-style-name="Standard" style:list-style-name="L7">
      <style:text-properties officeooo:rsid="001d6835" officeooo:paragraph-rsid="001d6835"/>
    </style:style>
    <style:style style:name="P24" style:family="paragraph" style:parent-style-name="Standard" style:list-style-name="L8">
      <style:text-properties officeooo:rsid="001daf82" officeooo:paragraph-rsid="001daf82"/>
    </style:style>
    <style:style style:name="P25" style:family="paragraph" style:parent-style-name="Standard" style:list-style-name="L9">
      <style:text-properties officeooo:rsid="002f4c77" officeooo:paragraph-rsid="002f4c77"/>
    </style:style>
    <style:style style:name="P26" style:family="paragraph" style:parent-style-name="Standard" style:list-style-name="L10">
      <style:text-properties officeooo:rsid="004c6fd8" officeooo:paragraph-rsid="004c6fd8"/>
    </style:style>
    <style:style style:name="P27" style:family="paragraph" style:parent-style-name="Standard" style:list-style-name="L11">
      <style:text-properties officeooo:rsid="001baac4" officeooo:paragraph-rsid="001baac4"/>
    </style:style>
    <style:style style:name="P28" style:family="paragraph" style:parent-style-name="Standard" style:list-style-name="L11">
      <style:text-properties officeooo:rsid="00286158" officeooo:paragraph-rsid="00286158"/>
    </style:style>
    <style:style style:name="P29" style:family="paragraph" style:parent-style-name="Standard" style:list-style-name="L12"/>
    <style:style style:name="P30" style:family="paragraph" style:parent-style-name="Standard" style:list-style-name="L13"/>
    <style:style style:name="P31" style:family="paragraph" style:parent-style-name="Standard" style:list-style-name="L14"/>
    <style:style style:name="P32" style:family="paragraph" style:parent-style-name="Standard" style:list-style-name="L15"/>
    <style:style style:name="P33" style:family="paragraph" style:parent-style-name="Standard" style:list-style-name="L16"/>
    <style:style style:name="P34" style:family="paragraph" style:parent-style-name="Standard" style:list-style-name="L3">
      <style:paragraph-properties fo:margin-left="0.9807in" fo:margin-right="0in" fo:text-indent="-0.25in" style:auto-text-indent="false"/>
      <style:text-properties officeooo:rsid="001f2a52" officeooo:paragraph-rsid="001f2a52"/>
    </style:style>
    <style:style style:name="P35" style:family="paragraph" style:parent-style-name="Standard" style:list-style-name="L4">
      <style:paragraph-properties fo:margin-left="0.9807in" fo:margin-right="0in" fo:text-indent="-0.25in" style:auto-text-indent="false"/>
      <style:text-properties officeooo:rsid="001f2a52" officeooo:paragraph-rsid="001f2a52"/>
    </style:style>
    <style:style style:name="P36" style:family="paragraph" style:parent-style-name="Standard" style:list-style-name="L4">
      <style:paragraph-properties fo:margin-left="0.9807in" fo:margin-right="0in" fo:text-indent="-0.25in" style:auto-text-indent="false"/>
      <style:text-properties officeooo:rsid="00384979" officeooo:paragraph-rsid="00384979"/>
    </style:style>
    <style:style style:name="P37" style:family="paragraph" style:parent-style-name="Standard" style:list-style-name="L4">
      <style:paragraph-properties fo:margin-left="0.9807in" fo:margin-right="0in" fo:text-indent="-0.25in" style:auto-text-indent="false"/>
      <style:text-properties officeooo:rsid="00290dec" officeooo:paragraph-rsid="00290dec"/>
    </style:style>
    <style:style style:name="P38" style:family="paragraph" style:parent-style-name="Standard" style:list-style-name="L4">
      <style:paragraph-properties fo:margin-left="0.9807in" fo:margin-right="0in" fo:text-indent="-0.25in" style:auto-text-indent="false"/>
      <style:text-properties officeooo:rsid="003d1b16" officeooo:paragraph-rsid="003d1b16"/>
    </style:style>
    <style:style style:name="P39" style:family="paragraph" style:parent-style-name="Standard" style:list-style-name="L4">
      <style:paragraph-properties fo:margin-left="0.9807in" fo:margin-right="0in" fo:text-indent="-0.25in" style:auto-text-indent="false"/>
      <style:text-properties officeooo:rsid="00402e26" officeooo:paragraph-rsid="003d1b16"/>
    </style:style>
    <style:style style:name="P40" style:family="paragraph" style:parent-style-name="Standard" style:list-style-name="L4">
      <style:paragraph-properties fo:margin-left="0.9807in" fo:margin-right="0in" fo:text-indent="-0.25in" style:auto-text-indent="false"/>
      <style:text-properties officeooo:rsid="0020c923" officeooo:paragraph-rsid="0020c923"/>
    </style:style>
    <style:style style:name="P41" style:family="paragraph" style:parent-style-name="Standard" style:list-style-name="L4">
      <style:paragraph-properties fo:margin-left="0.9807in" fo:margin-right="0in" fo:text-indent="-0.25in" style:auto-text-indent="false"/>
      <style:text-properties officeooo:rsid="0020c923" officeooo:paragraph-rsid="0020aad0"/>
    </style:style>
    <style:style style:name="P42" style:family="paragraph" style:parent-style-name="Standard" style:list-style-name="L4">
      <style:paragraph-properties fo:margin-left="0.9807in" fo:margin-right="0in" fo:text-indent="-0.25in" style:auto-text-indent="false"/>
      <style:text-properties officeooo:rsid="0040d0a9" officeooo:paragraph-rsid="0040d0a9"/>
    </style:style>
    <style:style style:name="P43" style:family="paragraph" style:parent-style-name="Standard" style:list-style-name="L4">
      <style:paragraph-properties fo:margin-left="0.9807in" fo:margin-right="0in" fo:text-indent="-0.25in" style:auto-text-indent="false"/>
      <style:text-properties officeooo:rsid="0023e4d7" officeooo:paragraph-rsid="0023e4d7"/>
    </style:style>
    <style:style style:name="P44" style:family="paragraph" style:parent-style-name="Standard" style:list-style-name="L4">
      <style:paragraph-properties fo:margin-left="0.9807in" fo:margin-right="0in" fo:text-indent="-0.25in" style:auto-text-indent="false"/>
      <style:text-properties officeooo:rsid="0020aad0" officeooo:paragraph-rsid="0020aad0"/>
    </style:style>
    <style:style style:name="P45" style:family="paragraph" style:parent-style-name="Standard" style:list-style-name="L4">
      <style:paragraph-properties fo:margin-left="0.9807in" fo:margin-right="0in" fo:text-indent="-0.25in" style:auto-text-indent="false"/>
      <style:text-properties officeooo:rsid="002d23e4" officeooo:paragraph-rsid="002d23e4"/>
    </style:style>
    <style:style style:name="P46" style:family="paragraph" style:parent-style-name="Standard" style:list-style-name="L4">
      <style:paragraph-properties fo:margin-left="0.9807in" fo:margin-right="0in" fo:text-indent="-0.25in" style:auto-text-indent="false"/>
      <style:text-properties officeooo:rsid="002b67e4" officeooo:paragraph-rsid="002b67e4"/>
    </style:style>
    <style:style style:name="P47" style:family="paragraph" style:parent-style-name="Standard" style:list-style-name="L4">
      <style:paragraph-properties fo:margin-left="0.9807in" fo:margin-right="0in" fo:text-indent="-0.25in" style:auto-text-indent="false"/>
      <style:text-properties officeooo:rsid="00379259" officeooo:paragraph-rsid="00379259"/>
    </style:style>
    <style:style style:name="P48" style:family="paragraph" style:parent-style-name="Standard" style:list-style-name="L4">
      <style:paragraph-properties fo:margin-left="0.9807in" fo:margin-right="0in" fo:text-indent="-0.25in" style:auto-text-indent="false"/>
      <style:text-properties officeooo:rsid="0025892d" officeooo:paragraph-rsid="0025892d"/>
    </style:style>
    <style:style style:name="P49" style:family="paragraph" style:parent-style-name="Standard" style:list-style-name="L4">
      <style:paragraph-properties fo:margin-left="0.9807in" fo:margin-right="0in" fo:text-indent="-0.25in" style:auto-text-indent="false"/>
      <style:text-properties officeooo:rsid="00332a4b" officeooo:paragraph-rsid="00332a4b"/>
    </style:style>
    <style:style style:name="P50" style:family="paragraph" style:parent-style-name="Standard" style:list-style-name="L4">
      <style:paragraph-properties fo:margin-left="0.9807in" fo:margin-right="0in" fo:text-indent="-0.25in" style:auto-text-indent="false"/>
      <style:text-properties officeooo:rsid="00342738" officeooo:paragraph-rsid="00342738"/>
    </style:style>
    <style:style style:name="P51" style:family="paragraph" style:parent-style-name="Standard" style:list-style-name="L4">
      <style:paragraph-properties fo:margin-left="0.9807in" fo:margin-right="0in" fo:text-indent="-0.25in" style:auto-text-indent="false"/>
      <style:text-properties officeooo:rsid="0035b4a8" officeooo:paragraph-rsid="0035b4a8"/>
    </style:style>
    <style:style style:name="P52" style:family="paragraph" style:parent-style-name="Standard" style:list-style-name="L4">
      <style:paragraph-properties fo:margin-left="0.9807in" fo:margin-right="0in" fo:text-indent="-0.25in" style:auto-text-indent="false"/>
    </style:style>
    <style:style style:name="P53" style:family="paragraph" style:parent-style-name="Standard" style:list-style-name="L4">
      <style:paragraph-properties fo:margin-left="0.9807in" fo:margin-right="0in" fo:text-indent="-0.25in" style:auto-text-indent="false"/>
      <style:text-properties officeooo:rsid="00286158" officeooo:paragraph-rsid="00286158"/>
    </style:style>
    <style:style style:name="P54" style:family="paragraph" style:parent-style-name="Standard" style:list-style-name="L11">
      <style:paragraph-properties fo:margin-left="0.9807in" fo:margin-right="0in" fo:text-indent="-0.25in" style:auto-text-indent="false"/>
      <style:text-properties officeooo:rsid="00286158" officeooo:paragraph-rsid="00286158"/>
    </style:style>
    <style:style style:name="P55" style:family="paragraph" style:parent-style-name="Standard" style:list-style-name="L4">
      <style:paragraph-properties fo:margin-left="0.9807in" fo:margin-right="0in" fo:text-indent="-0.25in" style:auto-text-indent="false"/>
      <style:text-properties officeooo:rsid="0039f1a9" officeooo:paragraph-rsid="0039f1a9"/>
    </style:style>
    <style:style style:name="P56" style:family="paragraph" style:parent-style-name="Standard" style:list-style-name="L4">
      <style:paragraph-properties fo:margin-left="0.9807in" fo:margin-right="0in" fo:text-indent="-0.25in" style:auto-text-indent="false"/>
      <style:text-properties officeooo:rsid="0046ad64" officeooo:paragraph-rsid="0046ad64"/>
    </style:style>
    <style:style style:name="P57" style:family="paragraph" style:parent-style-name="Standard" style:list-style-name="L4">
      <style:paragraph-properties fo:margin-left="0.9807in" fo:margin-right="0in" fo:text-indent="-0.25in" style:auto-text-indent="false"/>
      <style:text-properties officeooo:rsid="00236f16" officeooo:paragraph-rsid="00236f16"/>
    </style:style>
    <style:style style:name="P58" style:family="paragraph" style:parent-style-name="Standard" style:list-style-name="L4">
      <style:paragraph-properties fo:margin-left="0.9807in" fo:margin-right="0in" fo:text-indent="-0.25in" style:auto-text-indent="false"/>
      <style:text-properties officeooo:rsid="001e3edc" officeooo:paragraph-rsid="001e3edc"/>
    </style:style>
    <style:style style:name="P59" style:family="paragraph" style:parent-style-name="Standard" style:list-style-name="L11">
      <style:paragraph-properties fo:margin-left="0.9807in" fo:margin-right="0in" fo:text-indent="-0.25in" style:auto-text-indent="false"/>
      <style:text-properties officeooo:rsid="004af4eb" officeooo:paragraph-rsid="004af4eb"/>
    </style:style>
    <style:style style:name="P60" style:family="paragraph" style:parent-style-name="Standard" style:list-style-name="L11">
      <style:paragraph-properties fo:margin-left="0.9807in" fo:margin-right="0in" fo:text-indent="-0.25in" style:auto-text-indent="false"/>
      <style:text-properties officeooo:rsid="0028e395" officeooo:paragraph-rsid="0028e395"/>
    </style:style>
    <style:style style:name="P61" style:family="paragraph" style:parent-style-name="Standard" style:list-style-name="L11">
      <style:paragraph-properties fo:margin-left="0.9807in" fo:margin-right="0in" fo:text-indent="-0.25in" style:auto-text-indent="false"/>
      <style:text-properties officeooo:rsid="004a59f1" officeooo:paragraph-rsid="004a59f1"/>
    </style:style>
    <style:style style:name="P62" style:family="paragraph" style:parent-style-name="Standard" style:list-style-name="L11">
      <style:paragraph-properties fo:margin-left="0.9807in" fo:margin-right="0in" fo:text-indent="-0.25in" style:auto-text-indent="false"/>
      <style:text-properties officeooo:rsid="004960f8" officeooo:paragraph-rsid="004960f8"/>
    </style:style>
    <style:style style:name="P63" style:family="paragraph" style:parent-style-name="Standard" style:list-style-name="L11">
      <style:paragraph-properties fo:margin-left="0.9807in" fo:margin-right="0in" fo:text-indent="-0.25in" style:auto-text-indent="false"/>
      <style:text-properties officeooo:rsid="0047a58f" officeooo:paragraph-rsid="0047a58f"/>
    </style:style>
    <style:style style:name="P64" style:family="paragraph" style:parent-style-name="Standard" style:list-style-name="L4">
      <style:paragraph-properties fo:margin-left="0.4902in" fo:margin-right="0in" fo:text-indent="-0.25in" style:auto-text-indent="false"/>
      <style:text-properties officeooo:rsid="002aca8f" officeooo:paragraph-rsid="002aca8f"/>
    </style:style>
    <style:style style:name="P65" style:family="paragraph" style:parent-style-name="Standard" style:list-style-name="L4">
      <style:paragraph-properties fo:margin-left="0.4902in" fo:margin-right="0in" fo:text-indent="-0.25in" style:auto-text-indent="false"/>
    </style:style>
    <style:style style:name="T1" style:family="text">
      <style:text-properties officeooo:rsid="001e3edc"/>
    </style:style>
    <style:style style:name="T2" style:family="text">
      <style:text-properties officeooo:rsid="002d5773"/>
    </style:style>
    <style:style style:name="T3" style:family="text">
      <style:text-properties officeooo:rsid="00317076"/>
    </style:style>
    <style:style style:name="T4" style:family="text">
      <style:text-properties officeooo:rsid="00323d7c"/>
    </style:style>
    <style:style style:name="T5" style:family="text">
      <style:text-properties officeooo:rsid="00384979"/>
    </style:style>
    <style:style style:name="T6" style:family="text">
      <style:text-properties officeooo:rsid="0046ad64"/>
    </style:style>
    <style:style style:name="T7" style:family="text">
      <style:text-properties officeooo:rsid="00475a24"/>
    </style:style>
    <style:style style:name="T8" style:family="text">
      <style:text-properties officeooo:rsid="00477f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list of features it would be good to add:</text:p>
      <text:p text:style-name="Standard"/>
      <text:p text:style-name="Standard"/>
      <text:p text:style-name="Standard"/>
      <text:p text:style-name="Standard"/>
      <text:p text:style-name="P5">Running the chat tool "out of the box"</text:p>
      <text:list xml:id="list7044374875174329633" text:style-name="L1">
        <text:list-item>
          <text:p text:style-name="P10">using it as a chat client</text:p>
        </text:list-item>
        <text:list-item>
          <text:p text:style-name="P11">Running the tangram task</text:p>
        </text:list-item>
        <text:list-item>
          <text:p text:style-name="P11">Running the maze game</text:p>
        </text:list-item>
        <text:list-item>
          <text:p text:style-name="P11">Running the confidence task</text:p>
        </text:list-item>
        <text:list-item>
          <text:p text:style-name="P10">Using the chat tool for "keylogging"</text:p>
        </text:list-item>
      </text:list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>Documentation:</text:p>
      <text:list xml:id="list5410527086694402325" text:style-name="L2">
        <text:list-item>
          <text:p text:style-name="P12">How to use this documentation: <text:s/>If you are programming the chat tool for the first time, for any experiment thta </text:p>
        </text:list-item>
      </text:list>
      <text:p text:style-name="Standard"/>
      <text:list xml:id="list654960876896498629" text:style-name="L3">
        <text:list-item>
          <text:p text:style-name="P13">Tutorial</text:p>
        </text:list-item>
        <text:list-item>
          <text:p text:style-name="P34">Tutorial 1: <text:s/>modifying existing turns</text:p>
        </text:list-item>
        <text:list-item>
          <text:p text:style-name="P34">Tutorial 2: </text:p>
        </text:list-item>
        <text:list-item>
          <text:p text:style-name="P34">Tutorial 3.</text:p>
        </text:list-item>
      </text:list>
      <text:p text:style-name="Standard"/>
      <text:p text:style-name="Standard"/>
      <text:p text:style-name="Standard"/>
      <text:list xml:id="list6925229065399142049" text:style-name="L4">
        <text:list-item>
          <text:p text:style-name="P16">General <text:span text:style-name="T5">architecture</text:span></text:p>
        </text:list-item>
        <text:list-item>
          <text:p text:style-name="P36">Server vs. client [running the client ONLY requires copying the chatttool.jar file!]</text:p>
        </text:list-item>
        <text:list-item>
          <text:p text:style-name="P37">The process <text:span text:style-name="T7">of </text:span>how a client connects to the server <text:span text:style-name="T8">[why is it so complicated?]</text:span></text:p>
        </text:list-item>
        <text:list-item>
          <text:p text:style-name="P38">What are all the files in the directories [on sourceforge?]</text:p>
        </text:list-item>
        <text:list-item>
          <text:p text:style-name="P39"/>
        </text:list-item>
        <text:list-item>
          <text:p text:style-name="P17">Programming the chat tool –<text:span text:style-name="T4"> the programming, testing, debugging cycle</text:span>:</text:p>
        </text:list-item>
        <text:list-item>
          <text:p text:style-name="P40">How to create a new template</text:p>
        </text:list-item>
        <text:list-item>
          <text:p text:style-name="P40">How to create a new template (older, deprecated way)</text:p>
        </text:list-item>
        <text:list-item>
          <text:p text:style-name="P42">where to store settings for an experiment.</text:p>
        </text:list-item>
        <text:list-item>
          <text:p text:style-name="P43">How to automatically start and load a template in order to debug it, automatically logging on participants.</text:p>
        </text:list-item>
        <text:list-item>
          <text:p text:style-name="P43">How to display debug information during the experiment.</text:p>
        </text:list-item>
        <text:list-item>
          <text:p text:style-name="P18">How to manipulate the "chat text"</text:p>
        </text:list-item>
        <text:list-item>
          <text:p text:style-name="P41">modifying existing turns</text:p>
        </text:list-item>
        <text:list-item>
          <text:p text:style-name="P44">inserting fake "spoof" turns</text:p>
        </text:list-item>
        <text:list-item>
          <text:p text:style-name="P40">deleting turns.</text:p>
        </text:list-item>
        <text:list-item>
          <text:p text:style-name="P40">manipulating the apparent origin of turns.</text:p>
        </text:list-item>
        <text:list-item>
          <text:p text:style-name="P45">making it so that some participants don't see all the turns.</text:p>
        </text:list-item>
        <text:list-item>
          <text:p text:style-name="P18">How to change the properties of the chat client.</text:p>
        </text:list-item>
        <text:list-item>
          <text:p text:style-name="P46">The different chat-tool interfaces: Turn</text:p>
        </text:list-item>
        <text:list-item>
          <text:p text:style-name="P47">changing the colour of the text</text:p>
        </text:list-item>
        <text:list-item>
          <text:p text:style-name="P47">showing "is typing" information.</text:p>
        </text:list-item>
        <text:list-item>
          <text:p text:style-name="P44">changing properties of chat client at start of the experiment </text:p>
        </text:list-item>
        <text:list-item>
          <text:p text:style-name="P48">changing properties during the experiment.</text:p>
        </text:list-item>
        <text:list-item>
          <text:p text:style-name="P40">blocking text-entry.</text:p>
        </text:list-item>
        <text:list-item>
          <text:p text:style-name="P14">How to display images (i.e. "stimuli") on the clients.</text:p>
        </text:list-item>
        <text:list-item>
          <text:p text:style-name="P35">displaying text</text:p>
        </text:list-item>
        <text:list-item>
          <text:p text:style-name="P35">displaying images from a website.</text:p>
        </text:list-item>
        <text:list-item>
          <text:p text:style-name="P44">Displaying perfectly timed images</text:p>
        </text:list-item>
        <text:list-item>
          <text:p text:style-name="P35">displaying tangram images (director matcher)</text:p>
        </text:list-item>
        <text:list-item>
          <text:p text:style-name="P19">How to debug:</text:p>
        </text:list-item>
        <text:list-item>
          <text:p text:style-name="P49">Printing info to the main window</text:p>
        </text:list-item>
        <text:list-item>
          <text:p text:style-name="P50">How to save / capture errors on the server.</text:p>
        </text:list-item>
        <text:list-item>
          <text:p text:style-name="P50">How to capture errors that occur on the clients and save them on the server.</text:p>
        </text:list-item>
        <text:list-item>
          <text:p text:style-name="P20">How to control the experiment on the server (useful in piloting)</text:p>
        </text:list-item>
        <text:list-item>
          <text:p text:style-name="P51">BeanShell</text:p>
        </text:list-item>
        <text:list-item>
          <text:p text:style-name="P51">Adding a "pause" in the experiment so participants can take a break <text:s/>[see e.g. timers] <text:s text:c="2"/></text:p>
        </text:list-item>
        <text:list-item>
          <text:p text:style-name="P15">How to make your program "crash-proof"</text:p>
        </text:list-item>
        <text:list-item>
          <text:p text:style-name="P52">How to recover from clients disconnecting.</text:p>
        </text:list-item>
        <text:list-item>
          <text:p text:style-name="P52">How to recover from a server crashing (restarting)</text:p>
        </text:list-item>
        <text:list-item>
          <text:p text:style-name="P53">Using BeanShell on the server to manually run methods in the ConversationController class. (no GUI required)</text:p>
        </text:list-item>
        <text:list-item>
          <text:p text:style-name="P64">Integrating the chat tool with other software / <text:span text:style-name="T6">hardware</text:span></text:p>
        </text:list-item>
        <text:list-item>
          <text:p text:style-name="P55">[Simply use screen grabs!]</text:p>
        </text:list-item>
        <text:list-item>
          <text:p text:style-name="P56">synchronizing the timing with other equipment.</text:p>
        </text:list-item>
        <text:list-item>
          <text:p text:style-name="P65">The data file:</text:p>
        </text:list-item>
        <text:list-item>
          <text:p text:style-name="P52">Format of the data file saved <text:span text:style-name="T2">[and the different kinds of turn saved]</text:span></text:p>
        </text:list-item>
        <text:list-item>
          <text:p text:style-name="P57">How to save (the volumes of) keypress data</text:p>
        </text:list-item>
        <text:list-item>
          <text:p text:style-name="P52">How to save additional information from the experiment to the data file <text:span text:style-name="T3">(how to save "task data")</text:span></text:p>
        </text:list-item>
        <text:list-item>
          <text:p text:style-name="P65">How to run multiple experiments simultaneously</text:p>
        </text:list-item>
        <text:list-item>
          <text:p text:style-name="P52"><text:span text:style-name="T1">R</text:span>unning multiple copies of the server that listen on separate ports</text:p>
        </text:list-item>
        <text:list-item>
          <text:p text:style-name="P58">Running multiple Conversation.java objects on the same server</text:p>
        </text:list-item>
      </text:list>
      <text:p text:style-name="Standard"/>
      <text:p text:style-name="Standard"/>
      <text:p text:style-name="Standard"/>
      <text:p text:style-name="P6">Other things</text:p>
      <text:list xml:id="list8395017153196374799" text:style-name="L5">
        <text:list-item>
          <text:p text:style-name="P21">Ethical approval forms <text:s/>[we have got ethical approval forms templates for UK / US IRB] [please email for any help]</text:p>
        </text:list-item>
      </text:list>
      <text:p text:style-name="Standard"/>
      <text:p text:style-name="P5">Literature:</text:p>
      <text:p text:style-name="Standard"/>
      <text:p text:style-name="Standard"/>
      <text:p text:style-name="Standard"/>
      <text:p text:style-name="Standard"/>
      <text:p text:style-name="P3">Current things we are working on:</text:p>
      <text:list xml:id="list2219230185340175162" text:style-name="L6">
        <text:list-item>
          <text:p text:style-name="P22">Connecting up to mobile devices</text:p>
        </text:list-item>
      </text:list>
      <text:p text:style-name="Standard"/>
      <text:p text:style-name="Standard"/>
      <text:p text:style-name="Standard"/>
      <text:p text:style-name="P2">structure documentatin by how you would program it</text:p>
      <text:list xml:id="list7376434612699157524" text:style-name="L7">
        <text:list-item>
          <text:p text:style-name="P23">running it first time</text:p>
        </text:list-item>
        <text:list-item>
          <text:p text:style-name="P23">setting up the conversation controller</text:p>
        </text:list-item>
        <text:list-item>
          <text:p text:style-name="P23">- changing the interface</text:p>
        </text:list-item>
        <text:list-item>
          <text:p text:style-name="P23">- changing the text</text:p>
        </text:list-item>
        <text:list-item>
          <text:p text:style-name="P23">formatting the file for output.</text:p>
        </text:list-item>
      </text:list>
      <text:p text:style-name="Standard"/>
      <text:p text:style-name="Standard"/>
      <text:p text:style-name="P4">Add for CBYC:</text:p>
      <text:list xml:id="list8644027240603523944" text:style-name="L8">
        <text:list-item>
          <text:p text:style-name="P24">https://weblogs.java.net/blog/kgh/archive/2004/10/multithreaded_t.html</text:p>
        </text:list-item>
      </text:list>
      <text:p text:style-name="Standard"/>
      <text:p text:style-name="P7">Documentation:</text:p>
      <text:list xml:id="list1049096712573056096" text:style-name="L9">
        <text:list-item>
          <text:p text:style-name="P25">Add information about "String prefixFORCSVSpreadsheet" <text:s/>(change it to "ADDITIONAL INFORMATION FOR STORAGE"</text:p>
        </text:list-item>
      </text:list>
      <text:p text:style-name="Standard"/>
      <text:p text:style-name="Standard"/>
      <text:p text:style-name="Standard"/>
      <text:p text:style-name="Standard">PROGRAM</text:p>
      <text:p text:style-name="Standard"/>
      <text:p text:style-name="P8">Output:</text:p>
      <text:list xml:id="list4057590965866832566" text:style-name="L10">
        <text:list-item>
          <text:p text:style-name="P26">Have a column that records the most recent turn </text:p>
        </text:list-item>
      </text:list>
      <text:p text:style-name="Standard"/>
      <text:p text:style-name="Standard"/>
      <text:p text:style-name="P9">Server console:</text:p>
      <text:list xml:id="list7254107205133614166" text:style-name="L11">
        <text:list-item>
          <text:p text:style-name="P27">Send a ping to clients.</text:p>
        </text:list-item>
        <text:list-item>
          <text:p text:style-name="P28">List all connected clients in a table:</text:p>
        </text:list-item>
        <text:list-item>
          <text:p text:style-name="P59">Separate interface – for all participants (use combox dropdown to write custom text OR select "Experiment finished, please wait for further instructions" / "Experiment finished, please go to the room where you were instructed" )</text:p>
        </text:list-item>
        <text:list-item>
          <text:p text:style-name="P54">IP address of client...if possible</text:p>
        </text:list-item>
        <text:list-item>
          <text:p text:style-name="P54">Participant ID</text:p>
        </text:list-item>
        <text:list-item>
          <text:p text:style-name="P54">Participant Username.</text:p>
        </text:list-item>
        <text:list-item>
          <text:p text:style-name="P54">Last text typed.</text:p>
        </text:list-item>
        <text:list-item>
          <text:p text:style-name="P54">Time since last-text typed.</text:p>
        </text:list-item>
        <text:list-item>
          <text:p text:style-name="P60">BUTTON to send text.</text:p>
        </text:list-item>
        <text:list-item>
          <text:p text:style-name="P61">BUTTON to block text entry</text:p>
        </text:list-item>
        <text:list-item>
          <text:p text:style-name="P60">BUTTON to send GUI refresh.</text:p>
        </text:list-item>
        <text:list-item>
          <text:p text:style-name="P60">BUTTON to kill client (with confirm)</text:p>
        </text:list-item>
        <text:list-item>
          <text:p text:style-name="P62">BUTTON to enable scrolling [this might be necesary]</text:p>
        </text:list-item>
        <text:list-item>
          <text:p text:style-name="P61">BUTTON to send PING [if it doesn't get back an ack then it's broken]</text:p>
        </text:list-item>
        <text:list-item>
          <text:p text:style-name="P62">ButtoN to disable scrolling. [this might be necessary]</text:p>
        </text:list-item>
        <text:list-item>
          <text:p text:style-name="P63">number of times participant has logged in and out.</text:p>
        </text:list-item>
        <text:list-item>
          <text:p text:style-name="P63"/>
        </text:list-item>
      </text:list>
      <text:p text:style-name="Standard"/>
      <text:p text:style-name="Standard"/>
      <text:p text:style-name="Standard"/>
      <text:p text:style-name="Standard"/>
      <text:p text:style-name="Standard">Capture keyrelease data</text:p>
      <text:list xml:id="list3139796838642048238" text:style-name="L12">
        <text:list-item>
          <text:p text:style-name="P29">This would allow capturing both the press and the release of the keys</text:p>
        </text:list-item>
        <text:list-item>
          <text:p text:style-name="P29">This could lead to a deluge of data being sent to the server</text:p>
        </text:list-item>
        <text:list-item>
          <text:p text:style-name="P29">Perhaps bundle the list of keypresses so that they are only sent when the client presses send.</text:p>
        </text:list-item>
        <text:list-item>
          <text:p text:style-name="P29">Or perhaps change the keypressed method on the client and the data format so that it sends both the press and the release.</text:p>
        </text:list-item>
        <text:list-item>
          <text:p text:style-name="P29">However the chat server still needs to know what is in the text entry window – so something DOES need to be sent on each keypress.</text:p>
        </text:list-item>
      </text:list>
      <text:p text:style-name="Standard"/>
      <text:p text:style-name="Standard"/>
      <text:p text:style-name="Standard">Initial timestamp handshake</text:p>
      <text:list xml:id="list434447420940610958" text:style-name="L13">
        <text:list-item>
          <text:p text:style-name="P30">Although timing is ok, it might be helpful to save absolute timestamps from server...and from local machine.</text:p>
        </text:list-item>
        <text:list-item>
          <text:p text:style-name="P30">Periodically have a timestamp handshake, e.g. at beginning of conversation, and throughout, that records the roundtrip time for a message from server to client and back, with both timestamps on them.</text:p>
        </text:list-item>
        <text:list-item>
          <text:p text:style-name="P30">Save the absolute timestamps as well, on the server.</text:p>
        </text:list-item>
      </text:list>
      <text:p text:style-name="Standard"/>
      <text:p text:style-name="Standard"/>
      <text:p text:style-name="Standard">In the spreadsheet, Instead of sender, apparent origin, recipient(s), there should be</text:p>
      <text:list xml:id="list496085577061018543" text:style-name="L14">
        <text:list-item>
          <text:p text:style-name="P31">Producer </text:p>
        </text:list-item>
        <text:list-item>
          <text:p text:style-name="P31">Producer's intended recipients</text:p>
        </text:list-item>
        <text:list-item>
          <text:p text:style-name="P31">Actual recipient(s)</text:p>
        </text:list-item>
        <text:list-item>
          <text:p text:style-name="P31">Who the recipients actually thought produced the message</text:p>
        </text:list-item>
        <text:list-item>
          <text:p text:style-name="P31">(BUT EVEN THESE CATEGORIES AREN'T ENOUGH)</text:p>
        </text:list-item>
      </text:list>
      <text:p text:style-name="Standard"/>
      <text:p text:style-name="Standard"/>
      <text:p text:style-name="Standard">Conversation.java (CLEANING UP)</text:p>
      <text:list xml:id="list8933384466356906491" text:style-name="L15">
        <text:list-item>
          <text:p text:style-name="P32">some of the methods duplicate functionality</text:p>
        </text:list-item>
        <text:list-item>
          <text:p text:style-name="P32">have a more fixed semantics – a "turn" is something created ostensibly by one of the participants</text:p>
        </text:list-item>
        <text:list-item>
          <text:p text:style-name="P32">distinguish between sendTurn, sendInfo, sendArtificialturn</text:p>
        </text:list-item>
      </text:list>
      <text:p text:style-name="Standard"/>
      <text:p text:style-name="Standard"/>
      <text:p text:style-name="Standard"/>
      <text:p text:style-name="Standard">Conversation.java (Saving to conversation history)</text:p>
      <text:list xml:id="list1015073279672958147" text:style-name="L16">
        <text:list-item>
          <text:p text:style-name="P33">The data file doesn't record when a screen was blocked or unblocked. This could be essential for debugging and / or for examining later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5DT19H39M13S</meta:editing-duration>
    <meta:editing-cycles>69</meta:editing-cycles>
    <meta:generator>LibreOffice/4.1.4.2$Windows_x86 LibreOffice_project/0a0440ccc0227ad9829de5f46be37cfb6edcf72</meta:generator>
    <dc:date>2014-02-01T16:28:02.247000000</dc:date>
    <meta:document-statistic meta:table-count="0" meta:image-count="0" meta:object-count="0" meta:page-count="1" meta:paragraph-count="121" meta:word-count="1013" meta:character-count="5796" meta:non-whitespace-character-count="4989"/>
    <meta:user-defined meta:name="Info 1"/>
    <meta:user-defined meta:name="Info 2"/>
    <meta:user-defined meta:name="Info 3"/>
    <meta:user-defined meta:name="Info 4"/>
  </office:meta>
</office:document-meta>
</file>